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3.287cm" table:align="left"/>
    </style:style>
    <style:style style:name="Tabla1.A" style:family="table-column">
      <style:table-column-properties style:column-width="3.029cm"/>
    </style:style>
    <style:style style:name="Tabla1.B" style:family="table-column">
      <style:table-column-properties style:column-width="2.538cm"/>
    </style:style>
    <style:style style:name="Tabla1.C" style:family="table-column">
      <style:table-column-properties style:column-width="7.721cm"/>
    </style:style>
    <style:style style:name="Tabla1.A1" style:family="table-cell">
      <style:table-cell-properties style:vertical-align="middle" fo:padding="0.049cm" fo:border="none"/>
    </style:style>
    <style:style style:name="P1" style:family="paragraph" style:parent-style-name="Standard">
      <style:text-properties officeooo:rsid="0014609b" officeooo:paragraph-rsid="0014609b"/>
    </style:style>
    <style:style style:name="P2" style:family="paragraph" style:parent-style-name="Text_20_body">
      <style:text-properties officeooo:rsid="0014609b" officeooo:paragraph-rsid="0014609b"/>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1 – Capítulo 1 – conectores LPT, COM</text:p>
      <text:p text:style-name="P1"/>
      <text:p text:style-name="P2">Los conectores <text:span text:style-name="Strong_20_Emphasis">paralelo (LPT)</text:span> y <text:span text:style-name="Strong_20_Emphasis">serie (COM)</text:span> fueron dos de los puertos de comunicación más comunes en las computadoras personales de las décadas de 1980 y 1990. Ambos se usaban para conectar periféricos como impresoras, módems y otros dispositivos de entrada/salida. Aquí te doy una visión general de su historia y características:</text:p>
      <text:h text:style-name="Heading_20_3" text:outline-level="3">Puerto paralelo (LPT)</text:h>
      <text:p text:style-name="Text_20_body">El puerto paralelo fue ampliamente utilizado para la conexión de impresoras, especialmente impresoras de matriz de puntos en los primeros días de la informática personal.</text:p>
      <text:list text:style-name="L1">
        <text:list-item>
          <text:p text:style-name="P3"><text:span text:style-name="Strong_20_Emphasis">Año de introducción</text:span>: Fue desarrollado a fines de los años 1970 por IBM para su primera PC, la IBM PC 5150, lanzada en 1981. Se le llamó "puerto paralelo" porque transmitía múltiples bits de datos simultáneamente, en paralelo.</text:p>
        </text:list-item>
        <text:list-item>
          <text:p text:style-name="P3"><text:span text:style-name="Strong_20_Emphasis">Conector físico</text:span>: Utilizaba un conector DB-25 (un conector con 25 pines). En la PC, el puerto solía denominarse <text:span text:style-name="Strong_20_Emphasis">LPT</text:span> (de "Line Print Terminal"), seguido de un número (LPT1, LPT2, etc.).</text:p>
        </text:list-item>
        <text:list-item>
          <text:p text:style-name="P3"><text:span text:style-name="Strong_20_Emphasis">Funcionamiento</text:span>: Los datos se transmitían en grupos de 8 bits (un byte), lo que permitía que el puerto paralelo fuera mucho más rápido que el puerto serie en la transmisión de grandes cantidades de información. Sin embargo, el alcance del cable era limitado debido a la interferencia que podía surgir cuando se transmitía un número mayor de señales simultáneamente.</text:p>
        </text:list-item>
        <text:list-item>
          <text:p text:style-name="P3"><text:span text:style-name="Strong_20_Emphasis">Usos principales</text:span>: Inicialmente fue diseñado para impresoras, pero también se usaba para conectar escáneres y otros dispositivos. Se popularizó con la interfaz <text:span text:style-name="Strong_20_Emphasis">Centronics</text:span>, que estandarizó la comunicación entre computadoras e impresoras.</text:p>
        </text:list-item>
        <text:list-item>
          <text:p text:style-name="P3"><text:span text:style-name="Strong_20_Emphasis">Desventajas</text:span>: A pesar de su velocidad, el puerto paralelo era físicamente grande, y sus cables eran más propensos a interferencias electromagnéticas y caídas de velocidad con distancias largas.</text:p>
        </text:list-item>
        <text:list-item>
          <text:p text:style-name="P3"><text:span text:style-name="Strong_20_Emphasis">Declive</text:span>: A finales de los 90, el puerto USB comenzó a sustituir al puerto paralelo, ya que ofrecía más velocidad, más flexibilidad y un tamaño físico más pequeño.</text:p>
        </text:list-item>
      </text:list>
      <text:p text:style-name="Horizontal_20_Line"/>
      <text:h text:style-name="Heading_20_3" text:outline-level="3">Puerto serie (COM)</text:h>
      <text:p text:style-name="Text_20_body">El puerto serie, por otro lado, fue un conector más versátil que se utilizaba para una amplia gama de dispositivos, desde módems hasta ratones.</text:p>
      <text:list text:style-name="L2">
        <text:list-item>
          <text:p text:style-name="P4"><text:span text:style-name="Strong_20_Emphasis">Año de introducción</text:span>: El puerto serie ha existido desde los primeros días de las computadoras. Su adopción masiva comenzó también en la década de 1980, con la IBM PC, aunque el concepto de transmisión serie ya era común en los equipos de telecomunicaciones.</text:p>
        </text:list-item>
        <text:list-item>
          <text:p text:style-name="P4"><text:soft-page-break/><text:span text:style-name="Strong_20_Emphasis">Conector físico</text:span>: Utilizaba un conector DB-9 o DB-25, dependiendo del número de pines. Los puertos serie eran referidos comúnmente como <text:span text:style-name="Strong_20_Emphasis">COM</text:span> (COM1, COM2, etc.).</text:p>
        </text:list-item>
        <text:list-item>
          <text:p text:style-name="P4"><text:span text:style-name="Strong_20_Emphasis">Funcionamiento</text:span>: A diferencia del puerto paralelo, que enviaba varios bits simultáneamente, el puerto serie transmitía los datos bit por bit, lo que hacía que fuera más lento en general. Sin embargo, era mucho más fiable en la transmisión de datos a largas distancias, ya que solo se transmitía un bit a la vez, lo que minimizaba la interferencia.</text:p>
        </text:list-item>
        <text:list-item>
          <text:p text:style-name="P4"><text:span text:style-name="Strong_20_Emphasis">Velocidades y estándares</text:span>: Los puertos serie solían operar a velocidades de 110 hasta 115.200 baudios, dependiendo del dispositivo y la configuración. Un estándar clave fue el <text:span text:style-name="Strong_20_Emphasis">RS-232</text:span>, que definía las características eléctricas y mecánicas de la interfaz serie.</text:p>
        </text:list-item>
        <text:list-item>
          <text:p text:style-name="P4"><text:span text:style-name="Strong_20_Emphasis">Usos principales</text:span>: Los puertos serie se usaban principalmente para dispositivos como ratones, módems, y a veces impresoras, además de la comunicación entre dos computadoras o entre una computadora y otros equipos industriales.</text:p>
        </text:list-item>
        <text:list-item>
          <text:p text:style-name="P4"><text:span text:style-name="Strong_20_Emphasis">Desventajas</text:span>: La velocidad era una de las principales limitaciones del puerto serie, ya que los dispositivos modernos requerían más ancho de banda. Además, la configuración de los puertos serie (velocidad de transmisión, bits de parada, paridad) a menudo era complicada para los usuarios no técnicos.</text:p>
        </text:list-item>
        <text:list-item>
          <text:p text:style-name="P4"><text:span text:style-name="Strong_20_Emphasis">Declive</text:span>: A medida que los estándares de comunicación evolucionaron, los puertos serie fueron gradualmente reemplazados por interfaces más rápidas y eficientes, como USB, Ethernet y FireWire. No obstante, en aplicaciones industriales y sistemas embebidos, el puerto serie aún sigue en uso debido a su simplicidad y fiabilidad.</text:p>
        </text:list-item>
      </text:list>
      <text:p text:style-name="Horizontal_20_Line"/>
      <text:h text:style-name="Heading_20_3" text:outline-level="3">Resumen del declive y evolución</text:h>
      <text:list text:style-name="L3">
        <text:list-item>
          <text:p text:style-name="P5"><text:span text:style-name="Strong_20_Emphasis">Finales de los 90 y principios de los 2000</text:span>: Tanto el puerto paralelo como el puerto serie fueron reemplazados principalmente por el <text:span text:style-name="Strong_20_Emphasis">USB (Universal Serial Bus)</text:span>, que ofrece mayores velocidades de transferencia, facilidad de uso y la capacidad de conectar múltiples tipos de dispositivos con un solo estándar. El USB permitió que los cables fueran más compactos y conectores más pequeños.</text:p>
        </text:list-item>
        <text:list-item>
          <text:p text:style-name="P5"><text:span text:style-name="Strong_20_Emphasis">En la actualidad</text:span>: Aunque son raros en las computadoras modernas de consumo, los puertos serie y paralelo todavía se encuentran en algunos dispositivos industriales, servidores y sistemas embebidos, donde la simplicidad y la robustez son más importantes que la velocidad de transferencia.</text:p>
        </text:list-item>
      </text:list>
      <text:p text:style-name="Text_20_body">Este cambio marcó una evolución significativa en la tecnología de conectividad de dispositivos, desde cables especializados hasta sistemas más universales y fáciles de usar como el USB.</text:p>
      <text:p text:style-name="Text_20_body"/>
      <text:p text:style-name="Text_20_body"/>
      <text:p text:style-name="Text_20_body"/>
      <text:p text:style-name="Text_20_body">En el contexto de los conectores, <text:span text:style-name="Strong_20_Emphasis">DB</text:span> es una abreviatura que originalmente significaba <text:span text:style-name="Strong_20_Emphasis">"D-subminiature"</text:span> o simplemente <text:span text:style-name="Strong_20_Emphasis">"D-sub"</text:span>. Este término se refiere a una familia de conectores eléctricos que tienen una forma de "D", lo que ayuda a garantizar la correcta orientación al <text:soft-page-break/>conectarse. Fueron diseñados por <text:span text:style-name="Strong_20_Emphasis">Cannon (ahora ITT Cannon)</text:span> en la década de 1950 y se utilizaron ampliamente en dispositivos de comunicación y computadoras personales.</text:p>
      <text:h text:style-name="Heading_20_3" text:outline-level="3">Detalle del nombre:</text:h>
      <text:list text:style-name="L4">
        <text:list-item>
          <text:p text:style-name="P7"><text:span text:style-name="Strong_20_Emphasis">D</text:span>: Hace referencia a la forma de "D" de la carcasa del conector. Esta forma asimétrica evita que el conector se inserte de manera incorrecta.</text:p>
        </text:list-item>
        <text:list-item>
          <text:p text:style-name="P7"><text:span text:style-name="Strong_20_Emphasis">B</text:span>: Originalmente, las letras después de la "D" indicaban el tamaño del conector. "B" en este caso es un tamaño específico dentro de la familia D-sub. Por ejemplo:</text:p>
          <text:list>
            <text:list-item>
              <text:p text:style-name="P7"><text:span text:style-name="Strong_20_Emphasis">DB-25</text:span>: 25 pines.</text:p>
            </text:list-item>
            <text:list-item>
              <text:p text:style-name="P6"><text:span text:style-name="Strong_20_Emphasis">DB-9</text:span>: 9 pines (aunque técnicamente, para los conectores de 9 pines, el prefijo debería ser "DE" porque son más pequeños, pero "DB" se mantuvo como denominación común).</text:p>
            </text:list-item>
          </text:list>
        </text:list-item>
      </text:list>
      <text:h text:style-name="Heading_20_3" text:outline-level="3">Tipos de conectores D-sub:</text:h>
      <text:list text:style-name="L5">
        <text:list-item>
          <text:p text:style-name="P9"><text:span text:style-name="Strong_20_Emphasis">DB-25</text:span>: El conector paralelo más común, utilizado en impresoras y otros dispositivos.</text:p>
        </text:list-item>
        <text:list-item>
          <text:p text:style-name="P9"><text:span text:style-name="Strong_20_Emphasis">DB-9</text:span>: Comúnmente usado para puertos serie (COM) en las computadoras, también se usó para ratones y módems.</text:p>
        </text:list-item>
        <text:list-item>
          <text:p text:style-name="P9"><text:span text:style-name="Strong_20_Emphasis">DA, DC, DD y DE</text:span>: Estos son otros tamaños dentro de la familia D-sub:</text:p>
          <text:list>
            <text:list-item>
              <text:p text:style-name="P9"><text:span text:style-name="Strong_20_Emphasis">DA</text:span>: 15 pines.</text:p>
            </text:list-item>
            <text:list-item>
              <text:p text:style-name="P9"><text:span text:style-name="Strong_20_Emphasis">DD</text:span>: 50 pines.</text:p>
            </text:list-item>
            <text:list-item>
              <text:p text:style-name="P8"><text:span text:style-name="Strong_20_Emphasis">DE</text:span>: 9 pines.</text:p>
            </text:list-item>
          </text:list>
        </text:list-item>
      </text:list>
      <text:p text:style-name="Text_20_body">El número de pines dentro del conector determina cuántas señales diferentes pueden transmitirse simultáneamente. Además, el diseño en "D" ayuda a proteger los pines de la torsión o la presión indebida durante la conexión y la desconexión.</text:p>
      <text:h text:style-name="Heading_20_3" text:outline-level="3">¿Qué significa esto en la práctica?</text:h>
      <text:list text:style-name="L6">
        <text:list-item>
          <text:p text:style-name="P11"><text:span text:style-name="Strong_20_Emphasis">DB-25</text:span>: Un conector grande con 25 pines, común en los puertos paralelos.</text:p>
        </text:list-item>
        <text:list-item>
          <text:p text:style-name="P10"><text:span text:style-name="Strong_20_Emphasis">DB-9</text:span>: Un conector más pequeño con 9 pines, utilizado en puertos serie.</text:p>
        </text:list-item>
      </text:list>
      <text:p text:style-name="Text_20_body">Así, "DB" hace referencia al diseño físico y el tamaño del conector, que fue ampliamente utilizado durante la era de los puertos paralelo y serie en computadoras personales.</text:p>
      <text:p text:style-name="Text_20_body"/>
      <text:p text:style-name="Text_20_body"/>
      <text:p text:style-name="Text_20_body">El conector <text:span text:style-name="Strong_20_Emphasis">DB25</text:span> utilizado en el puerto paralelo <text:span text:style-name="Strong_20_Emphasis">LPT</text:span> tiene 25 pines, y cada uno de estos pines tiene una función específica relacionada con la transmisión y control de datos, además de la alimentación. Aquí te explico el uso de los pines en el puerto <text:span text:style-name="Strong_20_Emphasis">LPT (Line Print Terminal)</text:span>, que fue mayormente utilizado para impresoras:</text:p>
      <text:h text:style-name="Heading_20_3" text:outline-level="3">Distribución de los pines en el conector DB25 (LPT)</text:h>
      <text:list text:style-name="L7">
        <text:list-item>
          <text:p text:style-name="P12"><text:span text:style-name="Strong_20_Emphasis">Datos</text:span> (Pins 2 al 9): Son los pines utilizados para la transmisión de datos desde la computadora hacia el dispositivo (como una impresora). Estos pines transmiten datos en paralelo, 8 bits (1 byte) a la vez.</text:p>
          <text:list>
            <text:list-item>
              <text:p text:style-name="P13">Pin 2: <text:span text:style-name="Strong_20_Emphasis">D0</text:span> (Bit de datos 0)</text:p>
            </text:list-item>
            <text:list-item>
              <text:p text:style-name="P13"><text:soft-page-break/>Pin 3: <text:span text:style-name="Strong_20_Emphasis">D1</text:span> (Bit de datos 1)</text:p>
            </text:list-item>
            <text:list-item>
              <text:p text:style-name="P13">Pin 4: <text:span text:style-name="Strong_20_Emphasis">D2</text:span> (Bit de datos 2)</text:p>
            </text:list-item>
            <text:list-item>
              <text:p text:style-name="P13">Pin 5: <text:span text:style-name="Strong_20_Emphasis">D3</text:span> (Bit de datos 3)</text:p>
            </text:list-item>
            <text:list-item>
              <text:p text:style-name="P13">Pin 6: <text:span text:style-name="Strong_20_Emphasis">D4</text:span> (Bit de datos 4)</text:p>
            </text:list-item>
            <text:list-item>
              <text:p text:style-name="P13">Pin 7: <text:span text:style-name="Strong_20_Emphasis">D5</text:span> (Bit de datos 5)</text:p>
            </text:list-item>
            <text:list-item>
              <text:p text:style-name="P13">Pin 8: <text:span text:style-name="Strong_20_Emphasis">D6</text:span> (Bit de datos 6)</text:p>
            </text:list-item>
            <text:list-item>
              <text:p text:style-name="P12">Pin 9: <text:span text:style-name="Strong_20_Emphasis">D7</text:span> (Bit de datos 7)</text:p>
            </text:list-item>
          </text:list>
          <text:p text:style-name="P12">Estos 8 pines representan cada bit de un byte que se envía en paralelo al dispositivo conectado.</text:p>
        </text:list-item>
        <text:list-item>
          <text:p text:style-name="P12"><text:span text:style-name="Strong_20_Emphasis">Control</text:span> (Pins 1, 14, 16, 17): Estos pines permiten que la computadora controle ciertos aspectos del dispositivo conectado, como la activación de una señal o la verificación del estado del dispositivo.</text:p>
          <text:list>
            <text:list-item>
              <text:p text:style-name="P13">Pin 1: <text:span text:style-name="Strong_20_Emphasis">Strobe</text:span> – Señal que indica que los datos están listos para ser leídos por el dispositivo. Activa la transferencia de los datos.</text:p>
            </text:list-item>
            <text:list-item>
              <text:p text:style-name="P13">Pin 14: <text:span text:style-name="Strong_20_Emphasis">Auto Feed</text:span> – Controla el avance automático del papel en impresoras.</text:p>
            </text:list-item>
            <text:list-item>
              <text:p text:style-name="P13">Pin 16: <text:span text:style-name="Strong_20_Emphasis">Initialize</text:span> – Envía una señal para reiniciar el dispositivo (como una impresora).</text:p>
            </text:list-item>
            <text:list-item>
              <text:p text:style-name="P13">Pin 17: <text:span text:style-name="Strong_20_Emphasis">Select Printer</text:span> – Selecciona el dispositivo que se va a usar (principalmente para seleccionar impresoras).</text:p>
            </text:list-item>
          </text:list>
        </text:list-item>
        <text:list-item>
          <text:p text:style-name="P12"><text:span text:style-name="Strong_20_Emphasis">Estado</text:span> (Pins 10 al 13, 15): Estos pines reciben señales del dispositivo (como una impresora) para informar a la computadora sobre su estado operativo.</text:p>
          <text:list>
            <text:list-item>
              <text:p text:style-name="P13">Pin 10: <text:span text:style-name="Strong_20_Emphasis">Acknowledge</text:span> – Señala que el dispositivo ha recibido y procesado los datos enviados.</text:p>
            </text:list-item>
            <text:list-item>
              <text:p text:style-name="P13">Pin 11: <text:span text:style-name="Strong_20_Emphasis">Busy</text:span> – Indica que el dispositivo está ocupado procesando datos.</text:p>
            </text:list-item>
            <text:list-item>
              <text:p text:style-name="P13">Pin 12: <text:span text:style-name="Strong_20_Emphasis">Paper Out</text:span> – Informa que la impresora se ha quedado sin papel.</text:p>
            </text:list-item>
            <text:list-item>
              <text:p text:style-name="P13">Pin 13: <text:span text:style-name="Strong_20_Emphasis">Select</text:span> – Señala que la impresora está en línea y lista para recibir datos.</text:p>
            </text:list-item>
            <text:list-item>
              <text:p text:style-name="P13">Pin 15: <text:span text:style-name="Strong_20_Emphasis">Error</text:span> – Informa sobre errores en el dispositivo, como atasco de papel o problemas de conexión.</text:p>
            </text:list-item>
          </text:list>
        </text:list-item>
        <text:list-item>
          <text:p text:style-name="P12"><text:span text:style-name="Strong_20_Emphasis">Tierra/Ground</text:span> (Pins 18 al 25): Estos pines están conectados a la tierra y se usan para proporcionar un retorno de señal y eliminar interferencias eléctricas.</text:p>
          <text:list>
            <text:list-item>
              <text:p text:style-name="P12">Pins 18 al 25: <text:span text:style-name="Strong_20_Emphasis">Ground</text:span> (GND) – Son pines de tierra compartidos para las señales de datos, control y estado.</text:p>
            </text:list-item>
          </text:list>
        </text:list-item>
      </text:list>
      <text:h text:style-name="Heading_20_3" text:outline-level="3">Esquema de los pines DB25 (LPT)</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ext:span text:style-name="Strong_20_Emphasis">Número del pin</text:span></text:p>
            </table:table-cell>
            <table:table-cell table:style-name="Tabla1.A1" office:value-type="string">
              <text:p text:style-name="Table_20_Heading"><text:span text:style-name="Strong_20_Emphasis">Función</text:span></text:p>
            </table:table-cell>
            <table:table-cell table:style-name="Tabla1.A1" office:value-type="string">
              <text:p text:style-name="Table_20_Heading"><text:span text:style-name="Strong_20_Emphasis">Descripción</text:span></text:p>
            </table:table-cell>
          </table:table-row>
        </table:table-header-rows>
        <table:table-row>
          <table:table-cell table:style-name="Tabla1.A1" office:value-type="string">
            <text:p text:style-name="Table_20_Contents">1</text:p>
          </table:table-cell>
          <table:table-cell table:style-name="Tabla1.A1" office:value-type="string">
            <text:p text:style-name="Table_20_Contents">Strobe</text:p>
          </table:table-cell>
          <table:table-cell table:style-name="Tabla1.A1" office:value-type="string">
            <text:p text:style-name="Table_20_Contents">Señal para indicar que los datos están listos.</text:p>
          </table:table-cell>
        </table:table-row>
        <table:table-row>
          <table:table-cell table:style-name="Tabla1.A1" office:value-type="string">
            <text:p text:style-name="Table_20_Contents">2</text:p>
          </table:table-cell>
          <table:table-cell table:style-name="Tabla1.A1" office:value-type="string">
            <text:p text:style-name="Table_20_Contents">D0</text:p>
          </table:table-cell>
          <table:table-cell table:style-name="Tabla1.A1" office:value-type="string">
            <text:p text:style-name="Table_20_Contents">Bit de datos 0</text:p>
          </table:table-cell>
        </table:table-row>
        <table:table-row>
          <table:table-cell table:style-name="Tabla1.A1" office:value-type="string">
            <text:p text:style-name="Table_20_Contents">3</text:p>
          </table:table-cell>
          <table:table-cell table:style-name="Tabla1.A1" office:value-type="string">
            <text:p text:style-name="Table_20_Contents">D1</text:p>
          </table:table-cell>
          <table:table-cell table:style-name="Tabla1.A1" office:value-type="string">
            <text:p text:style-name="Table_20_Contents">Bit de datos 1</text:p>
          </table:table-cell>
        </table:table-row>
        <table:table-row>
          <table:table-cell table:style-name="Tabla1.A1" office:value-type="string">
            <text:p text:style-name="Table_20_Contents">4</text:p>
          </table:table-cell>
          <table:table-cell table:style-name="Tabla1.A1" office:value-type="string">
            <text:p text:style-name="Table_20_Contents">D2</text:p>
          </table:table-cell>
          <table:table-cell table:style-name="Tabla1.A1" office:value-type="string">
            <text:p text:style-name="Table_20_Contents">Bit de datos 2</text:p>
          </table:table-cell>
        </table:table-row>
        <table:table-row>
          <table:table-cell table:style-name="Tabla1.A1" office:value-type="string">
            <text:p text:style-name="Table_20_Contents">5</text:p>
          </table:table-cell>
          <table:table-cell table:style-name="Tabla1.A1" office:value-type="string">
            <text:p text:style-name="Table_20_Contents">D3</text:p>
          </table:table-cell>
          <table:table-cell table:style-name="Tabla1.A1" office:value-type="string">
            <text:p text:style-name="Table_20_Contents">Bit de datos 3</text:p>
          </table:table-cell>
        </table:table-row>
        <table:table-row>
          <table:table-cell table:style-name="Tabla1.A1" office:value-type="string">
            <text:p text:style-name="Table_20_Contents">6</text:p>
          </table:table-cell>
          <table:table-cell table:style-name="Tabla1.A1" office:value-type="string">
            <text:p text:style-name="Table_20_Contents">D4</text:p>
          </table:table-cell>
          <table:table-cell table:style-name="Tabla1.A1" office:value-type="string">
            <text:p text:style-name="Table_20_Contents">Bit de datos 4</text:p>
          </table:table-cell>
        </table:table-row>
        <table:table-row>
          <table:table-cell table:style-name="Tabla1.A1" office:value-type="string">
            <text:p text:style-name="Table_20_Contents">7</text:p>
          </table:table-cell>
          <table:table-cell table:style-name="Tabla1.A1" office:value-type="string">
            <text:p text:style-name="Table_20_Contents">D5</text:p>
          </table:table-cell>
          <table:table-cell table:style-name="Tabla1.A1" office:value-type="string">
            <text:p text:style-name="Table_20_Contents">Bit de datos 5</text:p>
          </table:table-cell>
        </table:table-row>
        <table:table-row>
          <table:table-cell table:style-name="Tabla1.A1" office:value-type="string">
            <text:p text:style-name="Table_20_Contents">8</text:p>
          </table:table-cell>
          <table:table-cell table:style-name="Tabla1.A1" office:value-type="string">
            <text:p text:style-name="Table_20_Contents">D6</text:p>
          </table:table-cell>
          <table:table-cell table:style-name="Tabla1.A1" office:value-type="string">
            <text:p text:style-name="Table_20_Contents">Bit de datos 6</text:p>
          </table:table-cell>
        </table:table-row>
        <text:soft-page-break/>
        <table:table-row>
          <table:table-cell table:style-name="Tabla1.A1" office:value-type="string">
            <text:p text:style-name="Table_20_Contents">9</text:p>
          </table:table-cell>
          <table:table-cell table:style-name="Tabla1.A1" office:value-type="string">
            <text:p text:style-name="Table_20_Contents">D7</text:p>
          </table:table-cell>
          <table:table-cell table:style-name="Tabla1.A1" office:value-type="string">
            <text:p text:style-name="Table_20_Contents">Bit de datos 7</text:p>
          </table:table-cell>
        </table:table-row>
        <table:table-row>
          <table:table-cell table:style-name="Tabla1.A1" office:value-type="string">
            <text:p text:style-name="Table_20_Contents">10</text:p>
          </table:table-cell>
          <table:table-cell table:style-name="Tabla1.A1" office:value-type="string">
            <text:p text:style-name="Table_20_Contents">Acknowledge</text:p>
          </table:table-cell>
          <table:table-cell table:style-name="Tabla1.A1" office:value-type="string">
            <text:p text:style-name="Table_20_Contents">Avisa que los datos fueron recibidos.</text:p>
          </table:table-cell>
        </table:table-row>
        <table:table-row>
          <table:table-cell table:style-name="Tabla1.A1" office:value-type="string">
            <text:p text:style-name="Table_20_Contents">11</text:p>
          </table:table-cell>
          <table:table-cell table:style-name="Tabla1.A1" office:value-type="string">
            <text:p text:style-name="Table_20_Contents">Busy</text:p>
          </table:table-cell>
          <table:table-cell table:style-name="Tabla1.A1" office:value-type="string">
            <text:p text:style-name="Table_20_Contents">El dispositivo está ocupado.</text:p>
          </table:table-cell>
        </table:table-row>
        <table:table-row>
          <table:table-cell table:style-name="Tabla1.A1" office:value-type="string">
            <text:p text:style-name="Table_20_Contents">12</text:p>
          </table:table-cell>
          <table:table-cell table:style-name="Tabla1.A1" office:value-type="string">
            <text:p text:style-name="Table_20_Contents">Paper Out</text:p>
          </table:table-cell>
          <table:table-cell table:style-name="Tabla1.A1" office:value-type="string">
            <text:p text:style-name="Table_20_Contents">Indica que falta papel en la impresora.</text:p>
          </table:table-cell>
        </table:table-row>
        <table:table-row>
          <table:table-cell table:style-name="Tabla1.A1" office:value-type="string">
            <text:p text:style-name="Table_20_Contents">13</text:p>
          </table:table-cell>
          <table:table-cell table:style-name="Tabla1.A1" office:value-type="string">
            <text:p text:style-name="Table_20_Contents">Select</text:p>
          </table:table-cell>
          <table:table-cell table:style-name="Tabla1.A1" office:value-type="string">
            <text:p text:style-name="Table_20_Contents">La impresora está seleccionada/activa.</text:p>
          </table:table-cell>
        </table:table-row>
        <table:table-row>
          <table:table-cell table:style-name="Tabla1.A1" office:value-type="string">
            <text:p text:style-name="Table_20_Contents">14</text:p>
          </table:table-cell>
          <table:table-cell table:style-name="Tabla1.A1" office:value-type="string">
            <text:p text:style-name="Table_20_Contents">Auto Feed</text:p>
          </table:table-cell>
          <table:table-cell table:style-name="Tabla1.A1" office:value-type="string">
            <text:p text:style-name="Table_20_Contents">Controla el avance del papel.</text:p>
          </table:table-cell>
        </table:table-row>
        <table:table-row>
          <table:table-cell table:style-name="Tabla1.A1" office:value-type="string">
            <text:p text:style-name="Table_20_Contents">15</text:p>
          </table:table-cell>
          <table:table-cell table:style-name="Tabla1.A1" office:value-type="string">
            <text:p text:style-name="Table_20_Contents">Error</text:p>
          </table:table-cell>
          <table:table-cell table:style-name="Tabla1.A1" office:value-type="string">
            <text:p text:style-name="Table_20_Contents">Indica un error en el dispositivo.</text:p>
          </table:table-cell>
        </table:table-row>
        <table:table-row>
          <table:table-cell table:style-name="Tabla1.A1" office:value-type="string">
            <text:p text:style-name="Table_20_Contents">16</text:p>
          </table:table-cell>
          <table:table-cell table:style-name="Tabla1.A1" office:value-type="string">
            <text:p text:style-name="Table_20_Contents">Initialize</text:p>
          </table:table-cell>
          <table:table-cell table:style-name="Tabla1.A1" office:value-type="string">
            <text:p text:style-name="Table_20_Contents">Reinicia el dispositivo.</text:p>
          </table:table-cell>
        </table:table-row>
        <table:table-row>
          <table:table-cell table:style-name="Tabla1.A1" office:value-type="string">
            <text:p text:style-name="Table_20_Contents">17</text:p>
          </table:table-cell>
          <table:table-cell table:style-name="Tabla1.A1" office:value-type="string">
            <text:p text:style-name="Table_20_Contents">Select Printer</text:p>
          </table:table-cell>
          <table:table-cell table:style-name="Tabla1.A1" office:value-type="string">
            <text:p text:style-name="Table_20_Contents">Selecciona la impresora.</text:p>
          </table:table-cell>
        </table:table-row>
        <table:table-row>
          <table:table-cell table:style-name="Tabla1.A1" office:value-type="string">
            <text:p text:style-name="Table_20_Contents">18-25</text:p>
          </table:table-cell>
          <table:table-cell table:style-name="Tabla1.A1" office:value-type="string">
            <text:p text:style-name="Table_20_Contents">Ground</text:p>
          </table:table-cell>
          <table:table-cell table:style-name="Tabla1.A1" office:value-type="string">
            <text:p text:style-name="Table_20_Contents">Pines de tierra (GND).</text:p>
          </table:table-cell>
        </table:table-row>
      </table:table>
      <text:h text:style-name="Heading_20_3" text:outline-level="3">Funcionamiento del puerto LPT:</text:h>
      <text:p text:style-name="Text_20_body">El puerto paralelo LPT envía datos de 8 bits simultáneamente a través de los pines de datos (2-9). Cuando los datos están listos para ser enviados, la computadora activa el pin <text:span text:style-name="Strong_20_Emphasis">Strobe</text:span> (pin 1) para avisar al dispositivo que los datos están disponibles. El dispositivo luego responde a través del pin <text:span text:style-name="Strong_20_Emphasis">Acknowledge</text:span> (pin 10) para indicar que los datos fueron recibidos y procesados. Los pines de control y estado permiten que el dispositivo y la computadora se comuniquen sobre el estado de la impresión o cualquier error.</text:p>
      <text:h text:style-name="Heading_20_3" text:outline-level="3">Conclusión</text:h>
      <text:p text:style-name="Text_20_body">El puerto <text:span text:style-name="Strong_20_Emphasis">DB25 LPT</text:span> fue clave en la conexión de dispositivos como impresoras de matriz de puntos, láser y otros periféricos, aunque ha sido sustituido en su mayoría por interfaces más modernas como USB. Cada pin del conector tenía una función específica, ya sea para transmitir datos o para controlar el estado y la operación del dispositivo.</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0-21T17:05:47.526726420</dc:date>
    <meta:editing-duration>PT1M54S</meta:editing-duration>
    <meta:editing-cycles>2</meta:editing-cycles>
    <meta:generator>LibreOffice/24.2.2.2$Linux_X86_64 LibreOffice_project/d56cc158d8a96260b836f100ef4b4ef25d6f1a01</meta:generator>
    <meta:document-statistic meta:table-count="1" meta:image-count="0" meta:object-count="0" meta:page-count="5" meta:paragraph-count="128" meta:word-count="1789" meta:character-count="10589" meta:non-whitespace-character-count="8965"/>
  </office:meta>
</office:document-meta>
</file>